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731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831cm"/>
    </style:style>
    <style:style style:name="co4" style:family="table-column">
      <style:table-column-properties fo:break-before="auto" style:column-width="4.193cm"/>
    </style:style>
    <style:style style:name="co5" style:family="table-column">
      <style:table-column-properties fo:break-before="auto" style:column-width="4.411cm"/>
    </style:style>
    <style:style style:name="co6" style:family="table-column">
      <style:table-column-properties fo:break-before="auto" style:column-width="8.504cm"/>
    </style:style>
    <style:style style:name="co7" style:family="table-column">
      <style:table-column-properties fo:break-before="auto" style:column-width="2.81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text-line-through-style="solid" style:text-line-through-type="single"/>
    </style:style>
    <style:style style:name="ce1" style:family="table-cell" style:parent-style-name="Default" style:data-style-name="N36"/>
    <style:style style:name="ce5" style:family="table-cell" style:parent-style-name="Default" style:data-style-name="N36">
      <style:text-properties style:text-line-through-style="solid" style:text-line-through-type="single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row table:style-name="ro1">
          <table:table-cell table:style-name="ce2" office:value-type="string" calcext:value-type="string">
            <text:p>Valgklage – manglende innsyn valgprotokoll</text:p>
          </table:table-cell>
          <table:table-cell table:style-name="Default"/>
          <table:table-cell table:number-columns-repeated="6"/>
        </table:table-row>
        <table:table-row table:style-name="ro1">
          <table:table-cell/>
          <table:table-cell table:style-name="Default" office:value-type="string" calcext:value-type="string">
            <text:p>Epost sendt</text:p>
          </table:table-cell>
          <table:table-cell office:value-type="string" calcext:value-type="string">
            <text:p>Postlagt</text:p>
          </table:table-cell>
          <table:table-cell office:value-type="string" calcext:value-type="string">
            <text:p>Oppsummering</text:p>
          </table:table-cell>
          <table:table-cell office:value-type="string" calcext:value-type="string">
            <text:p>Status valgprotokoll</text:p>
          </table:table-cell>
          <table:table-cell office:value-type="string" calcext:value-type="string">
            <text:p>Status klage</text:p>
          </table:table-cell>
          <table:table-cell office:value-type="string" calcext:value-type="string">
            <text:p>Oversendt dep?</text:p>
          </table:table-cell>
          <table:table-cell office:value-type="string" calcext:value-type="string">
            <text:p>Grunn</text:p>
          </table:table-cell>
        </table:table-row>
        <table:table-row table:style-name="ro1">
          <table:table-cell office:value-type="string" calcext:value-type="string">
            <text:p>Frogn kommune </text:p>
          </table:table-cell>
          <table:table-cell office:value-type="date" office:date-value="2023-10-30" calcext:value-type="date">
            <text:p>30.10.2023</text:p>
          </table:table-cell>
          <table:table-cell table:style-name="ce1" office:value-type="date" office:date-value="2023-10-31" calcext:value-type="date">
            <text:p>31.10.2023</text:p>
          </table:table-cell>
          <table:table-cell office:value-type="string" calcext:value-type="string">
            <text:p>Ingen sva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ittedal kommune </text:p>
          </table:table-cell>
          <table:table-cell office:value-type="date" office:date-value="2023-10-30" calcext:value-type="date">
            <text:p>30.10.2023</text:p>
          </table:table-cell>
          <table:table-cell table:style-name="ce1" office:value-type="date" office:date-value="2023-10-31" calcext:value-type="date">
            <text:p>31.10.2023</text:p>
          </table:table-cell>
          <table:table-cell office:value-type="string" calcext:value-type="string">
            <text:p>Ingen svar (1 autosvar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øten kommune</text:p>
          </table:table-cell>
          <table:table-cell office:value-type="date" office:date-value="2023-10-30" calcext:value-type="date">
            <text:p>30.10.2023</text:p>
          </table:table-cell>
          <table:table-cell table:style-name="ce1" office:value-type="date" office:date-value="2023-10-31" calcext:value-type="date">
            <text:p>31.10.2023</text:p>
          </table:table-cell>
          <table:table-cell office:value-type="string" calcext:value-type="string">
            <text:p>Ingen sva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ør-Odal kommune</text:p>
          </table:table-cell>
          <table:table-cell office:value-type="date" office:date-value="2023-10-30" calcext:value-type="date">
            <text:p>30.10.2023</text:p>
          </table:table-cell>
          <table:table-cell table:style-name="ce1" office:value-type="date" office:date-value="2023-10-31" calcext:value-type="date">
            <text:p>31.10.2023</text:p>
          </table:table-cell>
          <table:table-cell office:value-type="string" calcext:value-type="string">
            <text:p>Ingen sva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ysil kommune</text:p>
          </table:table-cell>
          <table:table-cell office:value-type="date" office:date-value="2023-10-30" calcext:value-type="date">
            <text:p>30.10.2023</text:p>
          </table:table-cell>
          <table:table-cell table:style-name="ce1" office:value-type="date" office:date-value="2023-10-31" calcext:value-type="date">
            <text:p>31.10.2023</text:p>
          </table:table-cell>
          <table:table-cell office:value-type="string" calcext:value-type="string">
            <text:p>1 svar på første, ingen svar på klage manglende sva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or-Elvdal kommune</text:p>
          </table:table-cell>
          <table:table-cell office:value-type="date" office:date-value="2023-10-30" calcext:value-type="date">
            <text:p>30.10.2023</text:p>
          </table:table-cell>
          <table:table-cell table:style-name="ce1" office:value-type="date" office:date-value="2023-10-31" calcext:value-type="date">
            <text:p>31.10.2023</text:p>
          </table:table-cell>
          <table:table-cell office:value-type="string" calcext:value-type="string">
            <text:p>Svar med signert valgprotokoll. Ikke videre svar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Øyer kommune</text:p>
          </table:table-cell>
          <table:table-cell office:value-type="date" office:date-value="2023-10-30" calcext:value-type="date">
            <text:p>30.10.2023</text:p>
          </table:table-cell>
          <table:table-cell table:style-name="ce1" office:value-type="date" office:date-value="2023-10-31" calcext:value-type="date">
            <text:p>31.10.2023</text:p>
          </table:table-cell>
          <table:table-cell office:value-type="string" calcext:value-type="string">
            <text:p>Ingen svar</text:p>
          </table:table-cell>
          <table:table-cell/>
          <table:table-cell office:value-type="string" calcext:value-type="string">
            <text:p>Behandles i valgstyret 24.11.2023 (skriftlig via epost). Saksnr 11/23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vinnherad kommune</text:p>
          </table:table-cell>
          <table:table-cell office:value-type="date" office:date-value="2023-10-30" calcext:value-type="date">
            <text:p>30.10.2023</text:p>
          </table:table-cell>
          <table:table-cell table:style-name="ce1" office:value-type="date" office:date-value="2023-10-31" calcext:value-type="date">
            <text:p>31.10.2023</text:p>
          </table:table-cell>
          <table:table-cell office:value-type="string" calcext:value-type="string">
            <text:p>Ingen svar</text:p>
          </table:table-cell>
          <table:table-cell/>
          <table:table-cell office:value-type="string" calcext:value-type="string">
            <text:p>Behandlet i valgstyret (via epost) 13.11.2023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Havnet i spamfilter.</text:p>
          </table:table-cell>
        </table:table-row>
        <table:table-row table:style-name="ro1">
          <table:table-cell office:value-type="string" calcext:value-type="string">
            <text:p>Lærdal kommune</text:p>
          </table:table-cell>
          <table:table-cell office:value-type="date" office:date-value="2023-10-30" calcext:value-type="date">
            <text:p>30.10.2023</text:p>
          </table:table-cell>
          <table:table-cell table:style-name="ce1" office:value-type="date" office:date-value="2023-10-31" calcext:value-type="date">
            <text:p>31.10.2023</text:p>
          </table:table-cell>
          <table:table-cell office:value-type="string" calcext:value-type="string">
            <text:p>Ingen svar</text:p>
          </table:table-cell>
          <table:table-cell office:value-type="string" calcext:value-type="string">
            <text:p>Oversendt 31.10.2023 (link valgresultat.no)</text:p>
          </table:table-cell>
          <table:table-cell office:value-type="string" calcext:value-type="string">
            <text:p>Behandlet i valgstyret 20.11.2023</text:p>
          </table:table-cell>
          <table:table-cell office:value-type="string" calcext:value-type="string">
            <text:p>Ja</text:p>
          </table:table-cell>
          <table:table-cell/>
        </table:table-row>
        <table:table-row table:style-name="ro1">
          <table:table-cell office:value-type="string" calcext:value-type="string">
            <text:p>Kristiansund kommune</text:p>
          </table:table-cell>
          <table:table-cell office:value-type="date" office:date-value="2023-10-30" calcext:value-type="date">
            <text:p>30.10.2023</text:p>
          </table:table-cell>
          <table:table-cell table:style-name="ce1" office:value-type="date" office:date-value="2023-10-31" calcext:value-type="date">
            <text:p>31.10.2023</text:p>
          </table:table-cell>
          <table:table-cell office:value-type="string" calcext:value-type="string">
            <text:p>Ingen svar</text:p>
          </table:table-cell>
          <table:table-cell office:value-type="string" calcext:value-type="string">
            <text:p>Oversendt 31.10.2023</text:p>
          </table:table-cell>
          <table:table-cell office:value-type="string" calcext:value-type="string">
            <text:p>Administrasjonen avslo 31.10.2023. Klage innsendt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ltdal kommune</text:p>
          </table:table-cell>
          <table:table-cell office:value-type="date" office:date-value="2023-11-05" calcext:value-type="date">
            <text:p>05.11.2023</text:p>
          </table:table-cell>
          <table:table-cell office:value-type="string" calcext:value-type="string">
            <text:p>I dialog på epost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ørfold kommune</text:p>
          </table:table-cell>
          <table:table-cell office:value-type="date" office:date-value="2023-11-05" calcext:value-type="date">
            <text:p>05.11.2023</text:p>
          </table:table-cell>
          <table:table-cell table:number-columns-repeated="6"/>
        </table:table-row>
        <table:table-row table:style-name="ro1">
          <table:table-cell table:style-name="ce3" office:value-type="string" calcext:value-type="string">
            <text:p>Hamarøy kommune</text:p>
          </table:table-cell>
          <table:table-cell table:style-name="ce5" office:value-type="date" office:date-value="2023-11-05" calcext:value-type="date">
            <text:p>05.11.2023</text:p>
          </table:table-cell>
          <table:table-cell table:style-name="ce3"/>
          <table:table-cell table:style-name="ce3" office:value-type="string" calcext:value-type="string">
            <text:p>Mangler fylket</text:p>
          </table:table-cell>
          <table:table-cell table:style-name="ce6" office:value-type="string" calcext:value-type="string" table:number-columns-spanned="4" table:number-rows-spanned="1">
            <text:p>Feilaktig sendt valgklage. Ikke følg opp.</text:p>
          </table:table-cell>
          <table:covered-table-cell table:number-columns-repeated="3"/>
        </table:table-row>
        <table:table-row table:style-name="ro1">
          <table:table-cell office:value-type="string" calcext:value-type="string">
            <text:p>Hadsel kommune</text:p>
          </table:table-cell>
          <table:table-cell office:value-type="date" office:date-value="2023-11-05" calcext:value-type="date">
            <text:p>05.11.2023</text:p>
          </table:table-cell>
          <table:table-cell office:value-type="string" calcext:value-type="string">
            <text:p>I dialog på epost.</text:p>
          </table:table-cell>
          <table:table-cell office:value-type="string" calcext:value-type="string">
            <text:p>Ingen svar</text:p>
          </table:table-cell>
          <table:table-cell/>
          <table:table-cell office:value-type="string" calcext:value-type="string">
            <text:p>Behandles i valgstyret 30.11.2023</text:p>
          </table:table-cell>
          <table:table-cell/>
          <table:table-cell office:value-type="string" calcext:value-type="string">
            <text:p>Spamfilter. Nyansatte ikke opplært i rutine for å sjekke søppelpost.</text:p>
          </table:table-cell>
        </table:table-row>
        <table:table-row table:style-name="ro1">
          <table:table-cell office:value-type="string" calcext:value-type="string">
            <text:p>Øksnes kommune</text:p>
          </table:table-cell>
          <table:table-cell office:value-type="date" office:date-value="2023-11-05" calcext:value-type="date">
            <text:p>05.11.2023</text:p>
          </table:table-cell>
          <table:table-cell office:value-type="string" calcext:value-type="string">
            <text:p>I dialog på epost.</text:p>
          </table:table-cell>
          <table:table-cell office:value-type="string" calcext:value-type="string">
            <text:p>Ingen sva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yrøy kommune</text:p>
          </table:table-cell>
          <table:table-cell office:value-type="date" office:date-value="2023-11-11" calcext:value-type="date">
            <text:p>11.11.2023</text:p>
          </table:table-cell>
          <table:table-cell office:value-type="string" calcext:value-type="string">
            <text:p>Autosvar</text:p>
          </table:table-cell>
          <table:table-cell office:value-type="string" calcext:value-type="string">
            <text:p>Ingen svar</text:p>
          </table:table-cell>
          <table:table-cell office:value-type="string" calcext:value-type="string">
            <text:p>Fått kommu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dsø kommune</text:p>
          </table:table-cell>
          <table:table-cell office:value-type="date" office:date-value="2023-11-11" calcext:value-type="date">
            <text:p>11.11.2023</text:p>
          </table:table-cell>
          <table:table-cell/>
          <table:table-cell office:value-type="string" calcext:value-type="string">
            <text:p>Ingen sva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amvik kommune</text:p>
          </table:table-cell>
          <table:table-cell office:value-type="date" office:date-value="2023-11-11" calcext:value-type="date">
            <text:p>11.11.2023</text:p>
          </table:table-cell>
          <table:table-cell/>
          <table:table-cell office:value-type="string" calcext:value-type="string">
            <text:p>Ingen sva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esseby kommune</text:p>
          </table:table-cell>
          <table:table-cell office:value-type="date" office:date-value="2023-11-11" calcext:value-type="date">
            <text:p>11.11.2023</text:p>
          </table:table-cell>
          <table:table-cell/>
          <table:table-cell office:value-type="string" calcext:value-type="string">
            <text:p>Ingen sva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desnes kommune</text:p>
          </table:table-cell>
          <table:table-cell office:value-type="date" office:date-value="2023-11-11" calcext:value-type="date">
            <text:p>11.11.2023</text:p>
          </table:table-cell>
          <table:table-cell office:value-type="string" calcext:value-type="string">
            <text:p>I dialog på epost.</text:p>
          </table:table-cell>
          <table:table-cell office:value-type="string" calcext:value-type="string">
            <text:p>Ingen sva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igersund kommune</text:p>
          </table:table-cell>
          <table:table-cell office:value-type="date" office:date-value="2023-11-11" calcext:value-type="date">
            <text:p>11.11.2023</text:p>
          </table:table-cell>
          <table:table-cell office:value-type="string" calcext:value-type="string">
            <text:p>I dialog på epost.</text:p>
          </table:table-cell>
          <table:table-cell office:value-type="string" calcext:value-type="string">
            <text:p>Ingen svar (flere bekreftelser på mottatt krav + svar på annet)</text:p>
          </table:table-cell>
          <table:table-cell table:number-columns-repeated="3"/>
          <table:table-cell office:value-type="string" calcext:value-type="string">
            <text:p>Hadde svart til andre på samme domene/prosjekt.</text:p>
          </table:table-cell>
        </table:table-row>
        <table:table-row table:style-name="ro1">
          <table:table-cell office:value-type="string" calcext:value-type="string">
            <text:p>Stranda kommune</text:p>
          </table:table-cell>
          <table:table-cell office:value-type="date" office:date-value="2023-11-19" calcext:value-type="date">
            <text:p>19.11.2023</text:p>
          </table:table-cell>
          <table:table-cell office:value-type="string" calcext:value-type="string">
            <text:p>Autosvar</text:p>
          </table:table-cell>
          <table:table-cell office:value-type="string" calcext:value-type="string">
            <text:p>Ingen svar</text:p>
          </table:table-cell>
          <table:table-cell table:number-columns-repeated="3"/>
          <table:table-cell office:value-type="string" calcext:value-type="string">
            <text:p>Spamfilter. IKT-avdeling sjekket og fant epostene.</text:p>
          </table:table-cell>
        </table:table-row>
        <table:table-row table:style-name="ro1">
          <table:table-cell office:value-type="string" calcext:value-type="string">
            <text:p>Vega kommune</text:p>
          </table:table-cell>
          <table:table-cell office:value-type="date" office:date-value="2023-11-19" calcext:value-type="date">
            <text:p>19.11.2023</text:p>
          </table:table-cell>
          <table:table-cell/>
          <table:table-cell office:value-type="string" calcext:value-type="string">
            <text:p>Ingen sva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annestad kommune</text:p>
          </table:table-cell>
          <table:table-cell office:value-type="date" office:date-value="2023-11-19" calcext:value-type="date">
            <text:p>19.11.2023</text:p>
          </table:table-cell>
          <table:table-cell office:value-type="string" calcext:value-type="string">
            <text:p>Autosvar</text:p>
          </table:table-cell>
          <table:table-cell office:value-type="string" calcext:value-type="string">
            <text:p>Noe svar, men sluttet å svare for over en måned siden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rue kommune</text:p>
          </table:table-cell>
          <table:table-cell office:value-type="date" office:date-value="2023-11-20" calcext:value-type="date">
            <text:p>20.11.2023</text:p>
          </table:table-cell>
          <table:table-cell/>
          <table:table-cell office:value-type="string" calcext:value-type="string">
            <text:p>Noe svar, men sluttet å svare for over en måned siden.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nb" fo:country="NO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30T23:25:21.066532322</meta:creation-date>
    <dc:date>2023-11-22T23:36:10.415855743</dc:date>
    <meta:editing-duration>P2DT3H38M27S</meta:editing-duration>
    <meta:editing-cycles>7</meta:editing-cycles>
    <meta:generator>LibreOffice/7.3.7.2$Linux_X86_64 LibreOffice_project/30$Build-2</meta:generator>
    <meta:document-statistic meta:table-count="1" meta:cell-count="114" meta:object-count="0"/>
  </office:meta>
</office:document-meta>
</file>